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text-properties fo:font-size="20pt" style:text-underline-style="none" fo:font-weight="bold" style:font-size-asian="20pt" style:font-weight-asian="bold" style:font-size-complex="20pt" style:font-weight-complex="bold"/>
    </style:style>
    <style:style style:name="P4" style:family="paragraph" style:parent-style-name="Standard">
      <style:paragraph-properties fo:text-align="justify" style:justify-single-word="false"/>
    </style:style>
    <style:style style:name="P5" style:family="paragraph" style:parent-style-name="Standard" style:list-style-name="L6">
      <style:paragraph-properties fo:text-align="justify" style:justify-single-word="false"/>
    </style:style>
    <style:style style:name="P6" style:family="paragraph" style:parent-style-name="Standard" style:list-style-name="L6">
      <style:paragraph-properties fo:text-align="justify" style:justify-single-word="false"/>
    </style:style>
    <style:style style:name="P7" style:family="paragraph" style:parent-style-name="Standard" style:list-style-name="L6">
      <style:paragraph-properties fo:text-align="justify" style:justify-single-word="false"/>
    </style:style>
    <style:style style:name="P8" style:family="paragraph" style:parent-style-name="Standard" style:list-style-name="L6">
      <style:paragraph-properties fo:text-align="justify" style:justify-single-word="false"/>
    </style:style>
    <style:style style:name="P9" style:family="paragraph" style:parent-style-name="Standard" style:list-style-name="L7">
      <style:paragraph-properties fo:text-align="justify" style:justify-single-word="false"/>
    </style:style>
    <style:style style:name="P10" style:family="paragraph" style:parent-style-name="Standard" style:list-style-name="L7">
      <style:paragraph-properties fo:text-align="justify" style:justify-single-word="false"/>
    </style:style>
    <style:style style:name="P11" style:family="paragraph" style:parent-style-name="Standard" style:list-style-name="L3">
      <style:paragraph-properties fo:text-align="justify" style:justify-single-word="false"/>
    </style:style>
    <style:style style:name="P12" style:family="paragraph" style:parent-style-name="Standard" style:list-style-name="L3">
      <style:paragraph-properties fo:text-align="justify" style:justify-single-word="false"/>
    </style:style>
    <style:style style:name="P13" style:family="paragraph" style:parent-style-name="Standard" style:list-style-name="L3">
      <style:paragraph-properties fo:text-align="justify" style:justify-single-word="false"/>
    </style:style>
    <style:style style:name="P14" style:family="paragraph" style:parent-style-name="Standard" style:list-style-name="L3">
      <style:paragraph-properties fo:text-align="justify" style:justify-single-word="false"/>
    </style:style>
    <style:style style:name="P15" style:family="paragraph" style:parent-style-name="Standard" style:list-style-name="L4">
      <style:paragraph-properties fo:text-align="justify" style:justify-single-word="false"/>
    </style:style>
    <style:style style:name="P16" style:family="paragraph" style:parent-style-name="Standard" style:list-style-name="L4">
      <style:paragraph-properties fo:text-align="justify" style:justify-single-word="false"/>
    </style:style>
    <style:style style:name="P17" style:family="paragraph" style:parent-style-name="Standard" style:list-style-name="L4">
      <style:paragraph-properties fo:text-align="justify" style:justify-single-word="false"/>
    </style:style>
    <style:style style:name="P18" style:family="paragraph" style:parent-style-name="Standard" style:list-style-name="L5">
      <style:paragraph-properties fo:text-align="justify" style:justify-single-word="false"/>
    </style:style>
    <style:style style:name="P19" style:family="paragraph" style:parent-style-name="Standard" style:list-style-name="L5">
      <style:paragraph-properties fo:text-align="justify" style:justify-single-word="false"/>
    </style:style>
    <style:style style:name="P20" style:family="paragraph" style:parent-style-name="Standard" style:list-style-name="L5">
      <style:paragraph-properties fo:text-align="justify" style:justify-single-word="false"/>
    </style:style>
    <style:style style:name="P21" style:family="paragraph" style:parent-style-name="Standard" style:list-style-name="L5">
      <style:paragraph-properties fo:text-align="justify" style:justify-single-word="false"/>
    </style:style>
    <style:style style:name="P22"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23" style:family="paragraph" style:parent-style-name="Standard">
      <style:paragraph-properties fo:text-align="center" style:justify-single-word="false"/>
      <style:text-properties fo:font-size="20pt" style:text-underline-style="none" fo:font-weight="bold" style:font-size-asian="20pt" style:font-weight-asian="bold" style:font-size-complex="20pt" style:font-weight-complex="bold"/>
    </style:style>
    <style:style style:name="P24" style:family="paragraph" style:parent-style-name="Standard">
      <style:paragraph-properties fo:text-align="justify" style:justify-single-word="false"/>
      <style:text-properties fo:font-size="14pt" style:font-size-asian="14pt" style:font-size-complex="14pt"/>
    </style:style>
    <style:style style:name="T1" style:family="text">
      <style:text-properties fo:font-size="16pt"/>
    </style:style>
    <style:style style:name="T2" style:family="text">
      <style:text-properties fo:font-size="16pt" fo:font-weight="bold" style:font-size-asian="16pt" style:font-weight-asian="bold" style:font-size-complex="16pt" style:font-weight-complex="bold"/>
    </style:style>
    <style:style style:name="T3" style:family="text">
      <style:text-properties fo:font-weight="bold"/>
    </style:style>
    <style:style style:name="T4" style:family="text">
      <style:text-properties style:font-size-asian="16pt"/>
    </style:style>
    <style:style style:name="T5" style:family="text">
      <style:text-properties style:font-weight-asian="bold"/>
    </style:style>
    <style:style style:name="T6" style:family="text">
      <style:text-properties style:font-size-complex="16pt"/>
    </style:style>
    <style:style style:name="T7" style:family="text">
      <style:text-properties style:font-weight-complex="bold"/>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22"/>
      <text:p text:style-name="P3">எண்ணிம <text:s/>நூலக வலைத்தளத்தில்</text:p>
      <text:p text:style-name="P3">நூல்கள், பிரசுரங்களுக்கான</text:p>
      <text:p text:style-name="P3">உள்ளடக்க <text:s/>அட்டவணை</text:p>
      <text:p text:style-name="P2"/>
      <text:p text:style-name="P2"/>
      <text:p text:style-name="P2"/>
      <text:p text:style-name="P1">1. அறிமுகம்</text:p>
      <text:p text:style-name="P2"/>
      <text:p text:style-name="P2">எண்ணிம நூலக வலைத்தளத்தின் உள்ளடக்கம் நான்கு பெரும் பிரிவுகளாகப் பிரிக்கப்பட்டுள்ளது. அவை</text:p>
      <text:list text:style-name="L6">
        <text:list-item>
          <text:p text:style-name="P5">நூல்கள்</text:p>
        </text:list-item>
        <text:list-item>
          <text:p text:style-name="P5">இதழ்கள்</text:p>
        </text:list-item>
        <text:list-item>
          <text:p text:style-name="P5">பத்திரிகைகள்</text:p>
        </text:list-item>
        <text:list-item>
          <text:p text:style-name="P5">பிரசுரங்கள்</text:p>
        </text:list-item>
      </text:list>
      <text:p text:style-name="P2"/>
      <text:p text:style-name="P2">ஆகியன ஆகும்,</text:p>
      <text:p text:style-name="P2"/>
      <text:p text:style-name="P2">குறித்த ஆவணங்களின் தலைப்பு, ஆசிரியர் பெயர் போன்றவை உள்ளிடப்படுவதால் அவற்றினைத் தேடிப் பெறுவது ஓரளவு இலகுவாக உள்ளது. ஆனால் தமிழில் எழுத்துணரி இதுவரை முழுமையாகச் சாத்தியப்படவில்லை என்பதால் குறித்த ஆவணங்களினுள் உள்ள உள்ளடக்கத்தினைத் தேடிப்பெறுவது மிகவும் சிரமமாக உள்ளது. அதாவது ஒவ்வொரு ஆவணத்தினையும் பதிவிறக்கிப் பக்கம் பக்கமாகப் பார்வையிட வேண்டி உள்ளது.</text:p>
      <text:p text:style-name="P2"/>
      <text:p text:style-name="P2">இச்சிக்கல் தமிழில் எழுத்துணரி சாத்தியமாகையில் தானாக இல்லாது போகக்கூடியதாகும். ஆனால் பல்லாண்டுகளாக எழுத்துணரிகள் வராத நிலையில் இடைக்காலத் தீர்வாக ஆவணங்களின் உள்ளடக்க அட்டவணை உள்ளிடப்பட வேண்டும் என்று கோரப்பட்டது.</text:p>
      <text:p text:style-name="P2"/>
      <text:p text:style-name="P2">இதன் முதற்கட்டமாக சஞ்சிகைகளுக்கும் பத்திரிகைகளுக்கும் உள்ளடக்க அட்டவணை இடும் நடைமுறை வழக்கத்தில் உள்ளது.</text:p>
      <text:p text:style-name="P2"/>
      <text:p text:style-name="P2"/>
      <text:p text:style-name="P1">2. நூல்கள், பிரசுரங்களின் <text:s/>உள்ளடக்கம்</text:p>
      <text:p text:style-name="P2"/>
      <text:p text:style-name="P2">எண்ணிம நூலக வலைத்தளத்தின் நூல்கள், பிரசுரங்களை இருபெரும் பிரிவுகளாக வகைப்படுத்தலாம்.</text:p>
      <text:p text:style-name="P2"/>
      <text:list text:style-name="L7">
        <text:list-item>
          <text:p text:style-name="P9">புனைவுகள்</text:p>
        </text:list-item>
        <text:list-item>
          <text:p text:style-name="P9">புனைவு அல்லாதவை</text:p>
        </text:list-item>
      </text:list>
      <text:p text:style-name="P2"/>
      <text:p text:style-name="P2">புனைவு வகையினுள் நாவல்கள், சிறுகதைகள், கவிதைகள் போன்றவை உள்ளடங்குகின்றன. புனைவு அல்லாதவற்றுனுள் பல்வேறு வகையான கட்டுரைத் தொகுப்புக்கள், பிற உசாத்துணை வளங்கள் உள்ளடங்குகின்றன.</text:p>
      <text:p text:style-name="P2"><text:soft-page-break/></text:p>
      <text:p text:style-name="P2"><text:span text:style-name="T2">3. முன்மொழிவும் <text:s/>தேவைகளும் </text:span></text:p>
      <text:p text:style-name="P2"><text:span text:style-name="T2"/></text:p>
      <text:p text:style-name="P2">முன்மொழிவு: </text:p>
      <text:p text:style-name="P2">கவிதைகள், சிறுகதைகள் போன்றவற்றையும் அவற்றின் தலைப்பின் அடிப்படையில் தேட வேண்டிய தேவை உள்ள போதும் ஒப்பீட்டளவில் குறைந்த அளவிலேயே அவை தேடப்படுகின்றன. எழுத்துணரி சாத்தியமாகையில் அத்தகைய தேடல் தானாகவே சாத்தியமாகிவிடும் என்பதால் புனைவு நூல்களுக்கான உள்ளடக்க அட்டவணைகளை இடுவதற்கான வளங்களை ஒதுக்க வேண்டியதில்லை என முன்மொழியப்படுகிறது.</text:p>
      <text:p text:style-name="P2"/>
      <text:p text:style-name="P2">தேவைகள்:</text:p>
      <text:p text:style-name="P2">புனைவு அல்லாத நூல்களை அடையாளங் கண்டு அவற்றுக்கான உள்ளடக்க அட்டவணைகளை உள்ளிட போதிய மனித வளங்களும் உபகரணங்களும் தேவையாகின்றன.</text:p>
      <text:p text:style-name="P2"/>
      <text:p text:style-name="P2">மனித வளங்கள்</text:p>
      <text:p text:style-name="P2">புனைவல்லாத நூல்களைத் தெரிவு செய்வதற்கு ஓரளவு வாசிப்புப் பரிச்சயம் அல்லது கல்விப் பின்புலம் உள்ள ஒருவர் தேவை. நூலக நிறுவனத்தின் சேகர அபிவிருத்தி நிகழ்ச்சித்திட்டத்தில் ஈடுபடும் ஓர் அலுவலருக்குப் பகுதிநேரமாக இப்பணி வழங்கப்படுவது நல்லது.</text:p>
      <text:p text:style-name="P2"/>
      <text:p text:style-name="P2">தெரிவுசெய்யப்பட்ட நூல்களை ஆராய்ந்து அவற்றின் உள்ளடக்க அட்டவணையினைத் தட்டெழுத ஓர் அலுவலர் தனியாக நியமிக்கப்பட வேண்டும். இச்செயற்பாடு தனியான செயற்றிட்டமாக முன்னெடுக்கப்படலாம். அல்லது நிறுவனப் பொது நிதியிலிருந்து நிதி ஒதுக்கப்பட வேண்டும்.</text:p>
      <text:p text:style-name="P2"/>
      <text:p text:style-name="P2">உபகரணங்கள்</text:p>
      <text:p text:style-name="P2">செயற்படும் ஊழியர் எண்ணிக்கைக்கேற்ப கணினிகள், மின்னூல்களைப் பிரதிசெய்து வழங்கத் தேவையான வன் தட்டுக்களுக்கான நிதி ஒதுக்கீடு செய்யப்பட வேண்டும்.</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701in" fo:page-height="11.6902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initial-creator>a s</meta:initial-creator>
    <meta:creation-date>2014-09-06T17:35:08</meta:creation-date>
    <dc:creator>a s</dc:creator>
    <dc:date>2014-12-20T19:15:33</dc:date>
    <meta:editing-cycles>46</meta:editing-cycles>
    <meta:editing-duration>PT3H43M55S</meta:editing-duration>
    <meta:user-defined meta:name="Info 1"/>
    <meta:user-defined meta:name="Info 2"/>
    <meta:user-defined meta:name="Info 3"/>
    <meta:user-defined meta:name="Info 4"/>
    <meta:document-statistic meta:table-count="0" meta:image-count="0" meta:object-count="0" meta:page-count="2" meta:paragraph-count="28" meta:word-count="241" meta:character-count="2330"/>
  </office:meta>
</office:document-meta>
</file>